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style:rel-width="100%" fo:margin-left="0cm" table:align="left"/>
    </style:style>
    <style:style style:name="Tabela1.A" style:family="table-column">
      <style:table-column-properties style:column-width="5.138cm" style:rel-column-width="2911*"/>
    </style:style>
    <style:style style:name="Tabela1.B" style:family="table-column">
      <style:table-column-properties style:column-width="5.399cm" style:rel-column-width="3059*"/>
    </style:style>
    <style:style style:name="Tabela1.C" style:family="table-column">
      <style:table-column-properties style:column-width="4.399cm" style:rel-column-width="2492*"/>
    </style:style>
    <style:style style:name="Tabela1.D" style:family="table-column">
      <style:table-column-properties style:column-width="2.274cm" style:rel-column-width="1288*"/>
    </style:style>
    <style:style style:name="Tabela1.E" style:family="table-column">
      <style:table-column-properties style:column-width="2.401cm" style:rel-column-width="1360*"/>
    </style:style>
    <style:style style:name="Tabela1.F" style:family="table-column">
      <style:table-column-properties style:column-width="6.089cm" style:rel-column-width="3450*"/>
    </style:style>
    <style:style style:name="Tabela1.A1" style:family="table-cell">
      <style:table-cell-properties fo:background-color="#323e4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fo:hyphenate="true"/>
    </style:style>
    <style:style style:name="P3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style:font-weight-complex="bold" fo:hyphenate="true"/>
    </style:style>
    <style:style style:name="P4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fo:hyphenate="true"/>
    </style:style>
    <style:style style:name="P5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6" style:family="paragraph" style:parent-style-name="Normal">
      <style:paragraph-properties fo:text-align="center" style:justify-single-word="false"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7" style:family="paragraph" style:parent-style-name="Normal">
      <style:paragraph-properties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8" style:family="paragraph" style:parent-style-name="Normal">
      <style:paragraph-properties fo:text-align="center" style:justify-single-word="false" fo:hyphenation-ladder-count="no-limit" style:vertical-align="auto"/>
      <style:text-properties fo:hyphenate="true"/>
    </style:style>
    <style:style style:name="P9" style:family="paragraph" style:parent-style-name="Normal">
      <style:paragraph-properties fo:hyphenation-ladder-count="no-limit" style:vertical-align="auto"/>
      <style:text-properties fo:hyphenate="tru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 style:master-page-name="MP0">
      <loext:graphic-properties draw:fill="solid" draw:fill-color="#215868" draw:opacity="100%"/>
      <style:paragraph-properties style:page-number="auto" fo:break-before="page" fo:background-color="#215868"/>
      <style:text-properties fo:color="#daeef3" fo:font-size="22pt" fo:language="en" fo:country="US" fo:font-weight="bold" fo:background-color="#215868" style:font-size-asian="22pt" style:font-weight-asian="bold" style:font-size-complex="22pt" style:font-weight-complex="bold"/>
    </style:style>
    <style:style style:name="T1" style:family="text">
      <style:text-properties style:font-name="Arial" fo:font-size="7pt" fo:language="fr" fo:country="FR" style:font-size-asian="7pt"/>
    </style:style>
    <style:style style:name="T2" style:family="text"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08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 list (domains, areas and issue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Domain</text:p>
          </table:table-cell>
          <table:table-cell table:style-name="Tabela1.A1" office:value-type="string">
            <text:p text:style-name="P3">Area</text:p>
          </table:table-cell>
          <table:table-cell table:style-name="Tabela1.A1" office:value-type="string">
            <text:p text:style-name="P3">Issue</text:p>
          </table:table-cell>
          <table:table-cell table:style-name="Tabela1.A1" office:value-type="string">
            <text:p text:style-name="P3">Risks (weight)</text:p>
          </table:table-cell>
          <table:table-cell table:style-name="Tabela1.A1" office:value-type="string">
            <text:p text:style-name="P3">Include in audit</text:p>
          </table:table-cell>
          <table:table-cell table:style-name="Tabela1.A1" office:value-type="string">
            <text:p text:style-name="P3">Reasons, risks and remarks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1 - Defining IT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2 - Leadership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3 - IT Invest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1 - Quality of IT strateg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2 - Risk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1 - Structure of the IT Organiz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2 - Policy and procedur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4 - People and Resources</text:p>
          </table:table-cell>
          <table:table-cell table:style-name="Tabela1.C2" office:value-type="string">
            <text:p text:style-name="P5">01 - HR and logistic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1 - Key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2 - Complianc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3 - Effectiven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1 - Agree to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2 - Monitor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3 - Analyze And tun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1 - Policy awaren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2 - Skill sets and resourc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3 - Effectiveness of respons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1 - Polic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2 - Fallback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3 - Emergency chang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4 - Change closure and document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1 - Requirements Development and Management</text:p>
          </table:table-cell>
          <table:table-cell table:style-name="Tabela1.C2" office:value-type="string">
            <text:p text:style-name="P5">01 - Identify user requirements for IT Syste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1 - Requirements Development and Management</text:p>
          </table:table-cell>
          <table:table-cell table:style-name="Tabela1.C2" office:value-type="string">
            <text:p text:style-name="P5">02 - Analyze, prioritize, and manage user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1 - Plan for the development or acquisition of IT projec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2 - Control IT projec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3 - Project related risk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3 - Quality Assurance and Testing</text:p>
          </table:table-cell>
          <table:table-cell table:style-name="Tabela1.C2" office:value-type="string">
            <text:p text:style-name="P5">01 - Quality assurance organiz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3 - Quality Assurance and Testing</text:p>
          </table:table-cell>
          <table:table-cell table:style-name="Tabela1.C2" office:value-type="string">
            <text:p text:style-name="P5">02 - Plan for and conduct testing on IT syste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4 - Solicitation</text:p>
          </table:table-cell>
          <table:table-cell table:style-name="Tabela1.C2" office:value-type="string">
            <text:p text:style-name="P5">01 - Plan or procedure of solicitation activiti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4 - Solicitation</text:p>
          </table:table-cell>
          <table:table-cell table:style-name="Tabela1.C2" office:value-type="string">
            <text:p text:style-name="P5">02 - Selecting a vendor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5 - Configuration Management</text:p>
          </table:table-cell>
          <table:table-cell table:style-name="Tabela1.C2" office:value-type="string">
            <text:p text:style-name="P5">01 - Policy for configuration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5 - Configuration Management</text:p>
          </table:table-cell>
          <table:table-cell table:style-name="Tabela1.C2" office:value-type="string">
            <text:p text:style-name="P5">02 - Responsibility for authorizing chang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1 - Outsourcing Policy</text:p>
          </table:table-cell>
          <table:table-cell table:style-name="Tabela1.C2" office:value-type="string">
            <text:p text:style-name="P5">01 - Policy on outsourc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2 - Solicitation</text:p>
          </table:table-cell>
          <table:table-cell table:style-name="Tabela1.C2" office:value-type="string">
            <text:p text:style-name="P5">01 - Policy on acquisi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3 - Vendor or contract Management</text:p>
          </table:table-cell>
          <table:table-cell table:style-name="Tabela1.C2" office:value-type="string">
            <text:p text:style-name="P5">01 - Vendor or Contractor Monitor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4 - Data Rights</text:p>
          </table:table-cell>
          <table:table-cell table:style-name="Tabela1.C2" office:value-type="string">
            <text:p text:style-name="P5">01 - Data Righ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5 - Overseas Service Provider</text:p>
          </table:table-cell>
          <table:table-cell table:style-name="Tabela1.C2" office:value-type="string">
            <text:p text:style-name="P5">01 - Overseas Service Provider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6 - Retaining Business Knowledge</text:p>
          </table:table-cell>
          <table:table-cell table:style-name="Tabela1.C2" office:value-type="string">
            <text:p text:style-name="P5">01 - Retaining Business Knowledg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7 - Cost control and management</text:p>
          </table:table-cell>
          <table:table-cell table:style-name="Tabela1.C2" office:value-type="string">
            <text:p text:style-name="P5">01 - Cost control and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8 - Service Level Agreement</text:p>
          </table:table-cell>
          <table:table-cell table:style-name="Tabela1.C2" office:value-type="string">
            <text:p text:style-name="P5">01 - Service Level Agre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9 - Security</text:p>
          </table:table-cell>
          <table:table-cell table:style-name="Tabela1.C2" office:value-type="string">
            <text:p text:style-name="P5">01 - Identified security require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10 - Back up and disaster recovery for outsourced services</text:p>
          </table:table-cell>
          <table:table-cell table:style-name="Tabela1.C2" office:value-type="string">
            <text:p text:style-name="P5">01 - Back up and disaster recovery for outsourced servic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1 - Assessment Mechanism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2 - Coverag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3 - Mitig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1 - Information Security Polic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2 - Confidentialit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1 - Structur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2 - Coordin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3 - Cybersecurity Organiz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1 - Policy and procedur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2 - Network control and Cybersecurity Monitor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3 - Configuration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5 - Asset Management</text:p>
          </table:table-cell>
          <table:table-cell table:style-name="Tabela1.C2" office:value-type="string">
            <text:p text:style-name="P5">01 - Assets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6 - Human Resources IT Security</text:p>
          </table:table-cell>
          <table:table-cell table:style-name="Tabela1.C2" office:value-type="string">
            <text:p text:style-name="P5">01 - Staff Awareness and Responsibilit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6 - Human Resources IT Security</text:p>
          </table:table-cell>
          <table:table-cell table:style-name="Tabela1.C2" office:value-type="string">
            <text:p text:style-name="P5">02 - Train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1 - Premises safet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2 - Physical acces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3 - Intrusion defens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8 - Access Control</text:p>
          </table:table-cell>
          <table:table-cell table:style-name="Tabela1.C2" office:value-type="string">
            <text:p text:style-name="P5">01 - Access polic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8 - Access Control</text:p>
          </table:table-cell>
          <table:table-cell table:style-name="Tabela1.C2" office:value-type="string">
            <text:p text:style-name="P5">02 - Privileges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1 - Business Continuity Policy, Plan and Organisation</text:p>
          </table:table-cell>
          <table:table-cell table:style-name="Tabela1.C2" office:value-type="string">
            <text:p text:style-name="P5">01 - Contingency plan and policy for business continui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2 - Establishment of Business Continuity Function</text:p>
          </table:table-cell>
          <table:table-cell table:style-name="Tabela1.C2" office:value-type="string">
            <text:p text:style-name="P5">01 - Business continuity team or equivalent func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3 - Business Impact Assessment and Risk Management</text:p>
          </table:table-cell>
          <table:table-cell table:style-name="Tabela1.C2" office:value-type="string">
            <text:p text:style-name="P5">01 - Business impact and risk assess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3 - Business Impact Assessment and Risk Management</text:p>
          </table:table-cell>
          <table:table-cell table:style-name="Tabela1.C2" office:value-type="string">
            <text:p text:style-name="P5">02 - Risk management proc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4 - Preventive and environmental controls</text:p>
          </table:table-cell>
          <table:table-cell table:style-name="Tabela1.C2" office:value-type="string">
            <text:p text:style-name="P5">01 - Environment control mechanism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5 - Disaster Recovery Plan</text:p>
          </table:table-cell>
          <table:table-cell table:style-name="Tabela1.C2" office:value-type="string">
            <text:p text:style-name="P5">01 - Data and program back up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6 - Testing</text:p>
          </table:table-cell>
          <table:table-cell table:style-name="Tabela1.C2" office:value-type="string">
            <text:p text:style-name="P5">01 - Testing the BCP and DRP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7 - Security</text:p>
          </table:table-cell>
          <table:table-cell table:style-name="Tabela1.C2" office:value-type="string">
            <text:p text:style-name="P5">01 - Data, application software, hardware and data centre are secured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8 - Back-up and data recovery for outsourced services</text:p>
          </table:table-cell>
          <table:table-cell table:style-name="Tabela1.C2" office:value-type="string">
            <text:p text:style-name="P5">01 - Outsourced service provider ensures BCP and DR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1 - Adequate input validation control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2 - Management of source documents, data collection and entr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3 - Adequate procedures for error handl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4 - Management of data entry authorization into the applic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2 - Processing Controls</text:p>
          </table:table-cell>
          <table:table-cell table:style-name="Tabela1.C2" office:value-type="string">
            <text:p text:style-name="P5">01 - Mapping the business processes rules and require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2 - Processing Controls</text:p>
          </table:table-cell>
          <table:table-cell table:style-name="Tabela1.C2" office:value-type="string">
            <text:p text:style-name="P5">02 - Application control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1 - Assessment of applic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2 - Output data properly protected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1 - Traceability mechanism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2 - Application data properly protected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 fo:font-size="7pt" fo:language="fr" fo:country="FR" style:font-size-asian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Joao Cardoso</meta:initial-creator>
    <meta:creation-date>2019-09-21T22:51:00Z</meta:creation-date>
    <dc:date>2019-10-15T22:12:00.704000000</dc:date>
    <meta:editing-cycles>4</meta:editing-cycles>
    <meta:editing-duration>PT2M37S</meta:editing-duration>
    <meta:document-statistic meta:table-count="1" meta:image-count="0" meta:object-count="0" meta:page-count="1" meta:paragraph-count="20" meta:word-count="37" meta:character-count="315" meta:non-whitespace-character-count="298"/>
    <meta:template xlink:type="simple" xlink:actuate="onRequest" xlink:title="" xlink:href="Normal.dotm"/>
  </office:meta>
</office:document-meta>
</file>